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font-weight="bold" style:font-size-asian="11pt" style:font-weight-asian="bold" style:font-size-complex="11pt" style:font-weight-complex="bold"/>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list-style-name="L1">
      <style:text-properties style:font-name="Courier New" fo:font-size="11pt" style:text-underline-style="none" fo:font-weight="normal" style:font-size-asian="11pt" style:font-weight-asian="normal" style:font-size-complex="11pt" style:font-weight-complex="normal"/>
    </style:style>
    <style:style style:name="P5" style:family="paragraph" style:parent-style-name="Standard">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6" style:family="paragraph" style:parent-style-name="Standard">
      <style:text-properties style:font-name="Courier New"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7" style:family="paragraph" style:parent-style-name="Standard">
      <style:text-properties style:font-name="Courier New"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ephen Woodbury <text:s text:c="3"/>5/22/17 <text:s text:c="3"/>CMPS 102</text:p>
      <text:p text:style-name="P2">I have read and agree to the collaboration policy. Stephen Woodbury.</text:p>
      <text:p text:style-name="P2">Collaborators: none</text:p>
      <text:p text:style-name="P1">Assignment 3_4 : Graphs : </text:p>
      <text:p text:style-name="P1">a) <text:span text:style-name="T2">Increasing Edge Weights in Path Algorithm Design:</text:span></text:p>
      <text:p text:style-name="P3">Assumptions:</text:p>
      <text:list xml:id="list6718218569270765687" text:style-name="L1">
        <text:list-item>
          <text:p text:style-name="P4">Graph is connected.</text:p>
        </text:list-item>
        <text:list-item>
          <text:p text:style-name="P4"/>
        </text:list-item>
      </text:list>
      <text:p text:style-name="P3">Algorithm Components:</text:p>
      <text:p text:style-name="P5"><text:span text:style-name="T2">nodesLeadingToNode:</text:span><text:span text:style-name="T5"> Array of arrays of nodes leading to a spec. node. </text:span></text:p>
      <text:p text:style-name="P5"><text:span text:style-name="T2">ShortestPathLength:</text:span><text:span text:style-name="T5"> array of size n, for every index, init. to inf., gives the known shortest Path Length from source to vertex. <text:s/></text:span></text:p>
      <text:p text:style-name="P5"><text:span text:style-name="T2">NodesLeadToByNode</text:span><text:span text:style-name="T5">: array of arrays of nodes lead to by specific node. </text:span></text:p>
      <text:p text:style-name="P5"><text:span text:style-name="T2">nodesToExplore: </text:span><text:span text:style-name="T5">Queue of nodes to explore, init to all, ensure source on front </text:span></text:p>
      <text:p text:style-name="P5"><text:span text:style-name="T5"/></text:p>
      <text:p text:style-name="P5"><text:span text:style-name="T4">Algorithm:</text:span></text:p>
      <text:p text:style-name="P5"><text:span text:style-name="T5">1 </text:span><text:span text:style-name="T2">SetUp nodesLeadingToNode, init shortestPathLength[source] = 0</text:span></text:p>
      <text:p text:style-name="P5"><text:span text:style-name="T5">2</text:span></text:p>
      <text:p text:style-name="P5"><text:span text:style-name="T5">3 </text:span><text:span text:style-name="T2">findShortestPath(source)</text:span></text:p>
      <text:p text:style-name="P5"><text:span text:style-name="T5">4 </text:span></text:p>
      <text:p text:style-name="P5"><text:span text:style-name="T5">5 </text:span><text:span text:style-name="T2">findShortestPath(j)</text:span></text:p>
      <text:p text:style-name="P5"><text:span text:style-name="T5">6 <text:s text:c="2"/></text:span><text:span text:style-name="T2">for(all members m of nodesLeadToByNode[j]) </text:span></text:p>
      <text:p text:style-name="P5"><text:span text:style-name="T5">7 <text:s text:c="4"/></text:span><text:span text:style-name="T2">if(shortestPathLength[m] &gt; w(j, m) + shortestPathLength[j])</text:span></text:p>
      <text:p text:style-name="P5"><text:span text:style-name="T5">8</text:span><text:span text:style-name="T2"> <text:s text:c="6"/>shortestPathLength[m] = w(j, m) + shortestPathLength[j]</text:span></text:p>
      <text:p text:style-name="P5"><text:span text:style-name="T5">9</text:span><text:span text:style-name="T2"> <text:s text:c="4"/>nodesToExplore.dequeue()</text:span></text:p>
      <text:p text:style-name="P7"><text:span text:style-name="T2">10</text:span><text:span text:style-name="T6"> <text:s text:c="3"/>if(m exists in nodesToExplore)</text:span></text:p>
      <text:p text:style-name="P5"><text:span text:style-name="T5">11</text:span><text:span text:style-name="T2"> <text:s text:c="5"/>findShortestPath(m)</text:span></text:p>
      <text:p text:style-name="P5"><text:span text:style-name="T5">12</text:span><text:span text:style-name="T2">return shortestPathLength</text:span></text:p>
      <text:p text:style-name="P5"><text:span text:style-name="T2"/></text:p>
      <text:p text:style-name="P7">Algorithm Description</text:p>
      <text:p text:style-name="P7"><text:span text:style-name="T2">Setup necessary data structures. Start finding the shortest path from the source. From source, analyze all nodes source leads to. Determine in weight of edge from source to nodes + min weight path's weight of source to source is less than the current min weight path's weight of source to node. If it is, replace the min path weight of node with the min weight path weight of source from source + w(source, node). Call </text:span><text:span text:style-name="T6">findShortestPath</text:span><text:span text:style-name="T2"> on said node. </text:span></text:p>
      <text:p text:style-name="P7"><text:span text:style-name="T2"/></text:p>
      <text:p text:style-name="P7">Proof of Correctness : Termination</text:p>
      <text:p text:style-name="P5"><text:span text:style-name="T2">Claim</text:span><text:span text:style-name="T5">: Our algorithm terminates</text:span></text:p>
      <text:p text:style-name="P5"><text:span text:style-name="T2">Pf:</text:span><text:span text:style-name="T5"> every time </text:span><text:span text:style-name="T2">findShortestPath</text:span><text:span text:style-name="T5"> is called, a new node is explored and dequeued from nodes left to explore meaning a node already explored won't be explored again. There are only n nodes to explore, therefore, </text:span><text:span text:style-name="T2">findShortestPath </text:span><text:span text:style-name="T5">will end.</text:span></text:p>
      <text:p text:style-name="P5"><text:span text:style-name="T5"/></text:p>
      <text:p text:style-name="P7">Proof of Correctness : Shortest Path Found</text:p>
      <text:p text:style-name="P5"><text:span text:style-name="T2">claim: </text:span><text:span text:style-name="T5">Our algorithm yields the shortest path from source to every vertex</text:span></text:p>
      <text:p text:style-name="P5"><text:span text:style-name="T2">Pf:</text:span><text:span text:style-name="T5"> every possible path possibility is explored, and if the path currently being explored has a weight that is less than the current weight of the smallest path of an index, that weight is replaced. </text:span></text:p>
      <text:p text:style-name="P5"><text:span text:style-name="T5"/></text:p>
      <text:p text:style-name="P5"><text:span text:style-name="T4">RunTime Analysis:</text:span><text:span text:style-name="T5"> </text:span><text:span text:style-name="T3">O(v^2) </text:span><text:span text:style-name="T5">Couldn't find wanted run time.</text:span></text:p>
      <text:p text:style-name="P5"><text:span text:style-name="T4">Space Complexity:</text:span><text:span text:style-name="T5"> </text:span><text:span text:style-name="T3">O(e)</text:span></text:p>
      <text:p text:style-name="P5"><text:span text:style-name="T5"/></text:p>
      <text:p text:style-name="P6"><text:soft-page-break/><text:span text:style-name="T5">b) Same as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5-22T11:03:48.27</meta:creation-date>
    <meta:document-statistic meta:table-count="0" meta:image-count="0" meta:object-count="0" meta:page-count="2" meta:paragraph-count="36" meta:word-count="336" meta:character-count="2200"/>
    <dc:date>2017-05-22T12:14:46.84</dc:date>
    <dc:creator>Stephen Woodbury</dc:creator>
    <meta:editing-duration>PT9M7S</meta:editing-duration>
    <meta:editing-cycles>1</meta:editing-cycles>
    <meta:generator>OpenOffice/4.1.2$Win32 OpenOffice.org_project/412m3$Build-9782</meta:generator>
  </office:meta>
</office:document-meta>
</file>